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justify" style:justify-single-word="false" fo:break-before="page"/>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ndalizan las 'casetes de vorera' del puerto de Maó</text:p>
      <text:p text:style-name="P1"/>
      <text:p text:style-name="P2">Vecinos de Cala Partió de Maó han denunciado las pintadas vandálicas realizadas en las 'Casetes de Vorera', que se encuentran distribuidas junto a la línea de costa en el puerto.De manera especial advierten del daño realizado en la fachada de la caseta que ocupa la zona de Cala Sant Anton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as 'casetes de vorera' eran usadas por pescadores para guardar aparejos de pesca y forman parte de la herencia histórica de la isla. Según aseguran desde la Asociación de Casetes de Vorera, organización que lucha por realzar el valor patrimonial de estas construcciones, muchas de ellas cuentan más de cien años.</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16:37:22.074252714</meta:creation-date>
    <dc:date>2023-11-29T16:52:57.092910493</dc:date>
    <meta:editing-duration>PT5M24S</meta:editing-duration>
    <meta:editing-cycles>1</meta:editing-cycles>
    <meta:document-statistic meta:table-count="0" meta:image-count="0" meta:object-count="0" meta:page-count="2" meta:paragraph-count="3" meta:word-count="110" meta:character-count="655" meta:non-whitespace-character-count="548"/>
    <meta:generator>LibreOffice/7.3.7.2$Linux_X86_64 LibreOffice_project/30$Build-2</meta:generator>
  </office:meta>
</office:document-meta>
</file>